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1<text:span text:style-name="T1">st</text:span> Tree</text:p>
          </table:table-cell>
          <table:table-cell office:value-type="string" calcext:value-type="string">
            <text:p>2<text:span text:style-name="T1">nd</text:span> Tree</text:p>
          </table:table-cell>
          <table:table-cell office:value-type="string" calcext:value-type="string">
            <text:p>3<text:span text:style-name="T1">rd</text:span> Tree</text:p>
          </table:table-cell>
          <table:table-cell office:value-type="string" calcext:value-type="string">
            <text:p>4<text:span text:style-name="T1">th</text:span> Tr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table:formula="of:=SUM([.B2:.E2])" office:value-type="float" office:value="25" calcext:value-type="float">
            <text:p>25</text:p>
          </table:table-cell>
          <table:table-cell office:value-type="string" calcext:value-type="string">
            <text:p>Y1_bar</text:p>
          </table:table-cell>
          <table:table-cell table:formula="of:=[.B8]/4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table:formula="of:=SUM([.B3:.E3])" office:value-type="float" office:value="23" calcext:value-type="float">
            <text:p>23</text:p>
          </table:table-cell>
          <table:table-cell office:value-type="string" calcext:value-type="string">
            <text:p>Y2_bar</text:p>
          </table:table-cell>
          <table:table-cell table:formula="of:=[.B9]/4"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string" calcext:value-type="string">
            <text:p>Y3</text:p>
          </table:table-cell>
          <table:table-cell table:formula="of:=SUM([.B4:.E4])" office:value-type="float" office:value="76" calcext:value-type="float">
            <text:p>76</text:p>
          </table:table-cell>
          <table:table-cell office:value-type="string" calcext:value-type="string">
            <text:p>Y3_bar</text:p>
          </table:table-cell>
          <table:table-cell table:formula="of:=[.B10]/4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Y4</text:p>
          </table:table-cell>
          <table:table-cell table:formula="of:=SUM([.B5:.E5])" office:value-type="float" office:value="44" calcext:value-type="float">
            <text:p>44</text:p>
          </table:table-cell>
          <table:table-cell office:value-type="string" calcext:value-type="string">
            <text:p>Y4_bar</text:p>
          </table:table-cell>
          <table:table-cell table:formula="of:=[.B11]/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5</text:p>
          </table:table-cell>
          <table:table-cell table:formula="of:=SUM([.B6:.E6])" office:value-type="float" office:value="38" calcext:value-type="float">
            <text:p>38</text:p>
          </table:table-cell>
          <table:table-cell office:value-type="string" calcext:value-type="string">
            <text:p>Y5_bar</text:p>
          </table:table-cell>
          <table:table-cell table:formula="of:=[.B12]/4" office:value-type="float" office:value="9.5" calcext:value-type="float">
            <text:p>9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Yc_bar</text:p>
          </table:table-cell>
          <table:table-cell table:style-name="ce1" office:value-type="string" calcext:value-type="string" table:number-columns-spanned="2" table:number-rows-spanned="1">
            <text:p>1/N * SUM(Yi)</text:p>
          </table:table-cell>
          <table:covered-table-cell/>
          <table:table-cell table:formula="of:=SUM([.$B$8:.$B$12])/5" office:value-type="float" office:value="41.2" calcext:value-type="float">
            <text:p>41.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_bar</text:p>
          </table:table-cell>
          <table:table-cell table:style-name="ce1" office:value-type="string" calcext:value-type="string" table:number-columns-spanned="2" table:number-rows-spanned="1">
            <text:p>1/Mo * SUM(Yi)</text:p>
          </table:table-cell>
          <table:covered-table-cell/>
          <table:table-cell table:formula="of:=SUM([.$B$8:.$B$12])/20" office:value-type="float" office:value="10.3" calcext:value-type="float">
            <text:p>10.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Where N is number of clusters and Mo is the overall cluster size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reeSans" style:font-family-asian="FreeSans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21:03:47.805343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1:42:43.572322330</meta:creation-date>
    <dc:date>2023-10-06T21:04:26.766743074</dc:date>
    <meta:editing-duration>PT21M46S</meta:editing-duration>
    <meta:editing-cycles>2</meta:editing-cycles>
    <meta:generator>LibreOffice/7.6.2.1$Linux_X86_64 LibreOffice_project/60$Build-1</meta:generator>
    <meta:document-statistic meta:table-count="1" meta:cell-count="57" meta:object-count="0"/>
  </office:meta>
</office:document-meta>
</file>